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incho" svg:font-family="Mincho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3" style:family="table">
      <style:table-properties style:width="17.551cm" fo:margin-left="0.037cm" fo:margin-right="0.002cm" table:align="margins" style:writing-mode="lr-tb"/>
    </style:style>
    <style:style style:name="Table3.A" style:family="table-column">
      <style:table-column-properties style:column-width="7.246cm" style:rel-column-width="4108*"/>
    </style:style>
    <style:style style:name="Table3.B" style:family="table-column">
      <style:table-column-properties style:column-width="10.305cm" style:rel-column-width="5841*"/>
    </style:style>
    <style:style style:name="Table3.1" style:family="table-row">
      <style:table-row-properties style:min-row-height="2.501cm" style:keep-together="false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808080" fo:border-right="none" fo:border-top="none" fo:border-bottom="0.018cm solid #80808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808080" fo:border-right="0.018cm solid #808080" fo:border-top="none" fo:border-bottom="0.018cm solid #808080" style:writing-mode="lr-tb"/>
    </style:style>
    <style:style style:name="Table1" style:family="table">
      <style:table-properties style:width="15.448cm" table:align="center" style:writing-mode="lr-tb"/>
    </style:style>
    <style:style style:name="Table1.A" style:family="table-column">
      <style:table-column-properties style:column-width="8.128cm"/>
    </style:style>
    <style:style style:name="Table1.B" style:family="table-column">
      <style:table-column-properties style:column-width="3.175cm"/>
    </style:style>
    <style:style style:name="Table1.C" style:family="table-column">
      <style:table-column-properties style:column-width="4.145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23.945cm" fo:margin-left="0cm" fo:margin-right="-0.005cm" table:align="margins"/>
    </style:style>
    <style:style style:name="Table2.A" style:family="table-column">
      <style:table-column-properties style:column-width="3.387cm" style:rel-column-width="1920*"/>
    </style:style>
    <style:style style:name="Table2.B" style:family="table-column">
      <style:table-column-properties style:column-width="0.161cm" style:rel-column-width="91*"/>
    </style:style>
    <style:style style:name="Table2.C" style:family="table-column">
      <style:table-column-properties style:column-width="4.286cm" style:rel-column-width="2430*"/>
    </style:style>
    <style:style style:name="Table2.D" style:family="table-column">
      <style:table-column-properties style:column-width="3.709cm" style:rel-column-width="2103*"/>
    </style:style>
    <style:style style:name="Table2.E" style:family="table-column">
      <style:table-column-properties style:column-width="4.948cm" style:rel-column-width="2805*"/>
    </style:style>
    <style:style style:name="Table2.F" style:family="table-column">
      <style:table-column-properties style:column-width="3.657cm" style:rel-column-width="2073*"/>
    </style:style>
    <style:style style:name="Table2.G" style:family="table-column">
      <style:table-column-properties style:column-width="3.792cm" style:rel-column-width="215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row-height="0.175cm"/>
    </style:style>
    <style:style style:name="Table2.G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cm" fo:margin-bottom="0.106cm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List_20_3" style:list-style-name="WW8Num5">
      <style:paragraph-properties fo:margin-left="0cm" fo:margin-right="0cm" fo:text-indent="0cm" style:auto-text-indent="false" style:snap-to-layout-grid="false"/>
    </style:style>
    <style:style style:name="P8" style:family="paragraph" style:parent-style-name="List_20_3">
      <style:paragraph-properties fo:text-align="center" style:justify-single-word="false" style:snap-to-layout-grid="false"/>
    </style:style>
    <style:style style:name="P9" style:family="paragraph" style:parent-style-name="List_20_3">
      <style:paragraph-properties fo:text-align="center" style:justify-single-word="false"/>
    </style:style>
    <style:style style:name="P10" style:family="paragraph" style:parent-style-name="Standard" style:list-style-name="WW8Num5">
      <style:paragraph-properties style:snap-to-layout-grid="false"/>
      <style:text-properties fo:font-size="12pt" style:font-size-asian="12pt" style:font-size-complex="12pt"/>
    </style:style>
    <style:style style:name="P1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2" style:family="paragraph" style:parent-style-name="Text_20_body">
      <style:text-properties style:text-underline-style="none" fo:font-weight="normal" style:font-weight-asian="normal" style:font-weight-complex="normal"/>
    </style:style>
    <style:style style:name="P13" style:family="paragraph" style:parent-style-name="Text_20_body" style:list-style-name="L2">
      <style:text-properties style:text-underline-style="none"/>
    </style:style>
    <style:style style:name="P14" style:family="paragraph" style:parent-style-name="Text_20_body">
      <style:text-properties style:text-underline-style="non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list-style-name="List_20_1"/>
    <style:style style:name="P17" style:family="paragraph" style:parent-style-name="Standard" style:master-page-name="Landscape"/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style:font-name="Symbo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Frame1" text:anchor-type="paragraph" svg:x="13.742cm" svg:y="0.039cm" svg:width="3.785cm" svg:height="2.529cm" draw:z-index="0"><draw:text-box><text:p text:style-name="P2"><text:span text:style-name="T1">Lecturer use only</text:span></text:p><text:p text:style-name="P2">Serial No:</text:p><text:p text:style-name="P2">Marks:</text:p><text:p text:style-name="P2">Grade:</text:p></draw:text-box></draw:frame><draw:frame draw:style-name="fr1" draw:name="Frame2" text:anchor-type="paragraph" svg:x="7.405cm" svg:y="0.005cm" svg:width="6.17cm" svg:height="1.778cm" draw:z-index="1"><draw:text-box><text:p text:style-name="P3">Student ID: 300069566</text:p><text:p text:style-name="P3">Name: David Harris</text:p><text:p text:style-name="P3"/></draw:text-box></draw:frame></text:h>
      <text:p text:style-name="P4"/>
      <text:p text:style-name="P4"/>
      <text:p text:style-name="P4"/>
      <text:p text:style-name="P5">INFO221 – Assignment #4</text:p>
      <text:p text:style-name="P6">COVER SHEET</text:p>
      <text:p text:style-name="P6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text:style-name="WW8Num5">
              <text:list-item>
                <text:p text:style-name="P7">Quality Checklist</text:p>
              </text:list-item>
            </text:list>
            <text:p text:style-name="List_20_3">Each checklist item is relevant, important, clearly stated (10) </text:p>
            <text:p text:style-name="Standard"/>
          </table:table-cell>
          <table:table-cell table:style-name="Table3.B1" office:value-type="string">
            <text:p text:style-name="P8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e3.1">
          <table:table-cell table:style-name="Table3.A2" office:value-type="string">
            <text:list text:style-name="WW8Num5" text:continue-numbering="true">
              <text:list-item>
                <text:p text:style-name="P7">Change Request Form</text:p>
              </text:list-item>
            </text:list>
            <text:p text:style-name="List_20_3">The appropriate change request form has been used. (1)</text:p>
            <text:p text:style-name="List_20_3">Each section has been completed in a clear, brief and appropriate manner. (9)</text:p>
            <text:p text:style-name="Standard"/>
          </table:table-cell>
          <table:table-cell table:style-name="Table3.B2" office:value-type="string">
            <text:p text:style-name="P8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e3.1">
          <table:table-cell table:style-name="Table3.A2" office:value-type="string">
            <text:list text:style-name="WW8Num5" text:continue-numbering="true">
              <text:list-item>
                <text:p text:style-name="P10">Testing responsibilities</text:p>
              </text:list-item>
            </text:list>
            <text:p text:style-name="Standard">Table has appropriate row names</text:p>
            <text:p text:style-name="Standard">Table has appropriate column names</text:p>
            <text:p text:style-name="Standard">Content of cells is reasonable. (10)</text:p>
            <text:p text:style-name="Standard"/>
          </table:table-cell>
          <table:table-cell table:style-name="Table3.B2" office:value-type="string">
            <text:p text:style-name="P8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5"/>
      <text:p text:style-name="P5"/>
      <text:p text:style-name="P6"/>
      <text:h text:style-name="P11" text:outline-level="1">Task A - <text:span text:style-name="T2">Quality checklist</text:span></text:h>
      <text:p text:style-name="P12">The website must:</text:p>
      <text:list text:style-name="L2">
        <text:list-item>
          <text:p text:style-name="P13">have relevant and up-to-date information about WCAA's flights and the company, package deals, hotels and activities in the West Coast area.</text:p>
        </text:list-item>
        <text:list-item>
          <text:p text:style-name="P13">have relevant and up-to-date external links so customers can get more information</text:p>
        </text:list-item>
        <text:list-item>
          <text:p text:style-name="P13">have a secure feature to book the package deals online.</text:p>
        </text:list-item>
        <text:list-item>
          <text:p text:style-name="P13">have a 'contact us' feature so customers can ask questions directly.</text:p>
        </text:list-item>
        <text:list-item>
          <text:p text:style-name="P13">have a fast and accurate search function to enable customers find appropriate information.</text:p>
        </text:list-item>
        <text:list-item>
          <text:p text:style-name="P13">be fast loading. <text:s/>The main page must be almost instantly available, while the 'pictures' page will take longer (but be restricted to that page only).</text:p>
        </text:list-item>
        <text:list-item>
          <text:p text:style-name="P13">look attractive, professional and trustworthy.</text:p>
        </text:list-item>
        <text:list-item>
          <text:p text:style-name="P13">be fully standards-compliant and thus able to be viewed in different browsers on different operating systems.</text:p>
        </text:list-item>
        <text:list-item>
          <text:p text:style-name="P13">be hosted in a scalable environment for increased traffic</text:p>
        </text:list-item>
        <text:list-item>
          <text:p text:style-name="P13">be accessible to people with disabilities.</text:p>
        </text:list-item>
      </text:list>
      <text:p text:style-name="P14"/>
      <text:h text:style-name="P15" text:outline-level="1">Task B – Change Control</text:h>
      <text:p text:style-name="Standard"/>
      <text:h text:style-name="Heading_20_3" text:outline-level="3"><text:span text:style-name="T2">Project Name:</text:span> <text:span text:style-name="T3">West Coast Air Adventures website</text:span></text:h>
      <text:h text:style-name="Heading_20_3" text:outline-level="3"><text:span text:style-name="T2">Date Request Submitted:</text:span> <text:span text:style-name="T3">8</text:span><text:span text:style-name="T4">th</text:span><text:span text:style-name="T3"> May 2006</text:span></text:h>
      <text:h text:style-name="Heading_20_3" text:outline-level="3"><text:span text:style-name="T2">Title of Change Request:</text:span> <text:span text:style-name="T3">Addition of DVD material</text:span></text:h>
      <text:h text:style-name="Heading_20_3" text:outline-level="3"><text:span text:style-name="T2">Change Order Number:</text:span> <text:span text:style-name="T3">001</text:span></text:h>
      <text:p text:style-name="Text_20_body"/>
      <text:h text:style-name="Heading_20_3" text:outline-level="3"><text:span text:style-name="T2">Submitted by </text:span>(name and contact information): David Harris</text:h>
      <text:p text:style-name="Text_20_body"/>
      <text:h text:style-name="Heading_20_3" text:outline-level="3">Change Category:</text:h>
      <text:p text:style-name="Text_20_body"><text:span text:style-name="T5">Scope</text:span><text:tab/><text:span text:style-name="T6"> <text:tab/></text:span><text:span text:style-name="T5">Schedule</text:span><text:tab/><text:span text:style-name="T6"><text:tab/><text:tab/></text:span><text:span text:style-name="T5">Cost</text:span><text:tab/><text:span text:style-name="T6"><text:tab/><text:tab/></text:span><text:span text:style-name="T5">Technology</text:span><text:tab/><text:span text:style-name="T6"></text:span>Other</text:p>
      <text:p text:style-name="Text_20_body"/>
      <text:h text:style-name="Heading_20_3" text:outline-level="3">Description of change requested:</text:h>
      <text:p text:style-name="Text_20_body">A new DVD showcasing the West Coast as a tourist location has become available. <text:s/>The video should be sold both in DVD format and in downloadable form.</text:p>
      <text:p text:style-name="Text_20_body"/>
      <text:h text:style-name="Heading_20_3" text:outline-level="3">Events that made this change necessary or desirable:</text:h>
      <text:p text:style-name="Text_20_body">The DVD has recently been released markets the West Coast well.</text:p>
      <text:p text:style-name="Text_20_body"/>
      <text:h text:style-name="Heading_20_3" text:outline-level="3">Justification for the change/why it is needed/desired to continue/complete the project:</text:h>
      <text:p text:style-name="Text_20_body">Overseas customers probably won't know what the West Coast looks like and this is the perfect way to achieve this. <text:s/>The video can either be sold as an advertising, or a 'been there, done that, got the DVD' tool.</text:p>
      <text:p text:style-name="Text_20_body"/>
      <text:h text:style-name="Heading_20_3" text:outline-level="3">Impact of the proposed change on:</text:h>
      <text:list text:style-name="List_20_1">
        <text:list-item>
          <text:p text:style-name="P16">Scope: A new page needs to be added, with a form to fill out name and address etc. of where we are sending the DVD. <text:s/>Hosting and bandwidth needs to be sorted out due to the huge increase in traffic. </text:p>
        </text:list-item>
        <text:list-item>
          <text:p text:style-name="P16">Schedule: The schedule should not increase significantly. <text:s/>It could rise up to a week longer due to sorting out encoding the data and finding hosting etc.</text:p>
        </text:list-item>
        <text:list-item>
          <text:p text:style-name="P16">Cost: As the video is going to be a very large file, out bandwidth charges are going to increase, the monthly hosting charges will increase significantly.</text:p>
        </text:list-item>
        <text:list-item>
          <text:p text:style-name="P16">Staffing: No change</text:p>
        </text:list-item>
        <text:list-item>
          <text:p text:style-name="P16">Risk: The risk is that no-one will buy the video, and so we have wasted money buying a stock of DVDs that we can't sell. <text:s/>Bandwidth charges will be dependent on how many times it is downloaded.</text:p>
        </text:list-item>
      </text:list>
      <text:p text:style-name="Text_20_body"/>
      <text:p text:style-name="Text_20_body"/>
      <text:p text:style-name="Text_20_body"/>
      <text:p text:style-name="Text_20_body"/>
      <text:h text:style-name="Heading_20_3" text:outline-level="3">Suggested implementation if the change request is approved:</text:h>
      <text:p text:style-name="Text_20_body">A new page is created that is linked to from the main page. <text:s/>This will have a form to fill out if they are buying the DVD. <text:s/>If they are downloading the video, they will pay us the money through credit card and we will make the video available with a single-use password to stop multiple copies being downloaded and pirated.</text:p>
      <text:p text:style-name="Text_20_body"/>
      <text:h text:style-name="Heading_20_3" text:outline-level="3">Required approvals: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xt_20_body">Name/Title</text:p>
          </table:table-cell>
          <table:table-cell table:style-name="Table1.A1" office:value-type="string">
            <text:p text:style-name="Text_20_body">Date</text:p>
          </table:table-cell>
          <table:table-cell table:style-name="Table1.C1" office:value-type="string">
            <text:p text:style-name="Text_20_body">Approve/Reject</text:p>
          </table:table-cell>
        </table:table-row>
        <table:table-row table:style-name="Table1.1">
          <table:table-cell table:style-name="Table1.A2" office:value-type="string">
            <text:p text:style-name="Text_20_body">WCAA CEO</text:p>
          </table:table-cell>
          <table:table-cell table:style-name="Table1.A2" office:value-type="string">
            <text:p text:style-name="Text_20_body">9/05/05</text:p>
          </table:table-cell>
          <table:table-cell table:style-name="Table1.C2" office:value-type="string">
            <text:p text:style-name="Text_20_body">Approve</text:p>
          </table:table-cell>
        </table:table-row>
        <table:table-row table:style-name="Table1.1">
          <table:table-cell table:style-name="Table1.A2" office:value-type="string">
            <text:p text:style-name="Text_20_body">WCAA Director of Marketing</text:p>
          </table:table-cell>
          <table:table-cell table:style-name="Table1.A2" office:value-type="string">
            <text:p text:style-name="Text_20_body">9/05/05</text:p>
          </table:table-cell>
          <table:table-cell table:style-name="Table1.C2" office:value-type="string">
            <text:p text:style-name="Text_20_body">Approve</text:p>
          </table:table-cell>
        </table:table-row>
        <table:table-row table:style-name="Table1.1">
          <table:table-cell table:style-name="Table1.A2" office:value-type="string">
            <text:p text:style-name="Text_20_body">WCAA Director of Finance</text:p>
          </table:table-cell>
          <table:table-cell table:style-name="Table1.A2" office:value-type="string">
            <text:p text:style-name="Text_20_body">9/05/05</text:p>
          </table:table-cell>
          <table:table-cell table:style-name="Table1.C2" office:value-type="string">
            <text:p text:style-name="Text_20_body">Approve</text:p>
          </table:table-cell>
        </table:table-row>
        <table:table-row table:style-name="Table1.1">
          <table:table-cell table:style-name="Table1.A2" office:value-type="string">
            <text:p text:style-name="Text_20_body">Project manager from web company</text:p>
          </table:table-cell>
          <table:table-cell table:style-name="Table1.A2" office:value-type="string">
            <text:p text:style-name="Text_20_body">10/05/05</text:p>
          </table:table-cell>
          <table:table-cell table:style-name="Table1.C2" office:value-type="string">
            <text:p text:style-name="Text_20_body">Approve</text:p>
          </table:table-cell>
        </table:table-row>
      </table:table>
      <text:p text:style-name="Text_20_body"/>
      <text:p text:style-name="P17"/>
      <text:h text:style-name="Heading_20_1" text:outline-level="1">Testing Responsibility Matrix</text:h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Title</text:p>
            </table:table-cell>
            <table:table-cell table:style-name="Table2.B1" office:value-type="string">
              <text:p text:style-name="Table_20_Heading"/>
            </table:table-cell>
            <table:table-cell table:style-name="Table2.A1" office:value-type="string">
              <text:p text:style-name="Table_20_Heading"/>
            </table:table-cell>
            <table:table-cell table:style-name="Table2.D1" office:value-type="string">
              <text:p text:style-name="Table_20_Heading"/>
            </table:table-cell>
            <table:table-cell table:style-name="Table2.D1" office:value-type="string">
              <text:p text:style-name="Table_20_Heading">What to test</text:p>
            </table:table-cell>
            <table:table-cell table:style-name="Table2.D1" office:value-type="string">
              <text:p text:style-name="Table_20_Heading"/>
            </table:table-cell>
            <table:table-cell table:style-name="Table2.G1" office:value-type="string">
              <text:p text:style-name="Table_20_Heading"/>
            </table:table-cell>
          </table:table-row>
        </table:table-header-rows>
        <table:table-row>
          <table:table-cell table:style-name="Table2.A2" office:value-type="string">
            <text:p text:style-name="Table_20_Heading"/>
          </table:table-cell>
          <table:table-cell table:style-name="Table2.B2" office:value-type="string">
            <text:p text:style-name="Table_20_Heading"/>
          </table:table-cell>
          <table:table-cell table:style-name="Table2.A2" office:value-type="string">
            <text:p text:style-name="Table_20_Heading">Booking section</text:p>
          </table:table-cell>
          <table:table-cell table:style-name="Table2.A2" office:value-type="string">
            <text:p text:style-name="Table_20_Heading">Speed</text:p>
          </table:table-cell>
          <table:table-cell table:style-name="Table2.A2" office:value-type="string">
            <text:p text:style-name="Table_20_Heading">Features and general ease-of-use</text:p>
          </table:table-cell>
          <table:table-cell table:style-name="Table2.A2" office:value-type="string">
            <text:p text:style-name="Table_20_Heading">Design (visually and functionally)</text:p>
          </table:table-cell>
          <table:table-cell table:style-name="Table2.G2" office:value-type="string">
            <text:p text:style-name="Table_20_Heading">Finished product</text:p>
          </table:table-cell>
        </table:table-row>
        <table:table-row table:style-name="Table2.3">
          <table:table-cell table:style-name="Table2.B2" office:value-type="string">
            <text:p text:style-name="Table_20_Heading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G3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Heading">CEO</text:p>
          </table:table-cell>
          <table:table-cell table:style-name="Table2.B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General usability testing</text:p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Table_20_Contents">Final sign-off</text:p>
          </table:table-cell>
        </table:table-row>
        <table:table-row>
          <table:table-cell table:style-name="Table2.A2" office:value-type="string">
            <text:p text:style-name="Table_20_Heading">Director of Marketing</text:p>
          </table:table-cell>
          <table:table-cell table:style-name="Table2.B2" office:value-type="string">
            <text:p text:style-name="Table_20_Contents"/>
          </table:table-cell>
          <table:table-cell table:style-name="Table2.A2" office:value-type="string">
            <text:p text:style-name="Table_20_Contents">Collects the correct information</text:p>
          </table:table-cell>
          <table:table-cell table:style-name="Table2.A2" office:value-type="string">
            <text:p text:style-name="Table_20_Contents">Ensure loading time is within specified boundaries</text:p>
          </table:table-cell>
          <table:table-cell table:style-name="Table2.A2" office:value-type="string">
            <text:p text:style-name="Table_20_Contents">Correct images and logos etc. used</text:p>
          </table:table-cell>
          <table:table-cell table:style-name="Table2.A2" office:value-type="string">
            <text:p text:style-name="Table_20_Contents">General testing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Heading">Pilots</text:p>
          </table:table-cell>
          <table:table-cell table:style-name="Table2.B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General usability testing</text:p>
          </table:table-cell>
          <table:table-cell table:style-name="Table2.A2" office:value-type="string">
            <text:p text:style-name="Table_20_Contents">General testing</text:p>
          </table:table-cell>
          <table:table-cell table:style-name="Table2.G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Heading">Manager Administration, Information and</text:p>
            <text:p text:style-name="Table_20_Heading">Computing</text:p>
          </table:table-cell>
          <table:table-cell table:style-name="Table2.B2" office:value-type="string">
            <text:p text:style-name="Table_20_Contents"/>
          </table:table-cell>
          <table:table-cell table:style-name="Table2.A2" office:value-type="string">
            <text:p text:style-name="Table_20_Contents">Ensure secure collection of information</text:p>
          </table:table-cell>
          <table:table-cell table:style-name="Table2.A2" office:value-type="string">
            <text:p text:style-name="Table_20_Contents">Ensure photos are appropriate quality/size</text:p>
          </table:table-cell>
          <table:table-cell table:style-name="Table2.A2" office:value-type="string">
            <text:p text:style-name="Table_20_Contents">Ensure no copyright breaches</text:p>
          </table:table-cell>
          <table:table-cell table:style-name="Table2.A2" office:value-type="string">
            <text:p text:style-name="Table_20_Contents">General testing</text:p>
          </table:table-cell>
          <table:table-cell table:style-name="Table2.G2" office:value-type="string">
            <text:p text:style-name="Table_20_Contents">Final testing and any documentation required due to previous test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incho" svg:font-family="Mincho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03cm" fo:margin-bottom="0.203cm" fo:text-align="center" style:justify-single-word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049cm" fo:margin-bottom="0.049cm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List_20_3" style:display-name="List 3" style:family="paragraph" style:parent-style-name="Standard" style:class="list">
      <style:paragraph-properties fo:margin-left="0.039cm" fo:margin-right="0cm" fo:margin-top="0.106cm" fo:margin-bottom="0.106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03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9.816cm"/>
          <style:tab-stop style:position="17.59cm" style:type="right"/>
        </style:tab-stops>
      </style:paragraph-properties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David Harris<text:tab/><text:title>INFO221 – Assignment 4</text:title></text:p>
        <text:p text:style-name="Header">300069566</text:p>
      </style:header>
    </style:master-page>
    <style:master-page style:name="Landscape" style:page-layout-name="pm2">
      <style:header>
        <text:p text:style-name="P1">David Harris<text:tab/><text:title>INFO221 – Assignment 4</text:title></text:p>
        <text:p text:style-name="Header">30006956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INFO221 – Assignment 4</dc:title>
    <meta:initial-creator>David Harris</meta:initial-creator>
    <meta:creation-date>2006-05-10T12:33:57</meta:creation-date>
    <dc:creator>David Harris</dc:creator>
    <dc:date>2006-05-11T20:44:51</dc:date>
    <dc:language>en-GB</dc:language>
    <meta:editing-cycles>14</meta:editing-cycles>
    <meta:editing-duration>PT6H20M12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97" meta:word-count="701" meta:character-count="4240"/>
  </office:meta>
</office:document-meta>
</file>